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RADO ESPINOZA DE CASTRO, M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5499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9727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RADO ESPINOZA DE CASTRO, M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05499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697 27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0549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8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76417945</text:p>
          </table:table-cell>
          <table:table-cell table:style-name="Tabla2.D3" office:value-type="string">
            <text:p text:style-name="P23">2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56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